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99664"/>
    </style:style>
    <style:style style:name="P2" style:family="paragraph" style:parent-style-name="Standard">
      <style:text-properties officeooo:rsid="000a148a" officeooo:paragraph-rsid="000a148a"/>
    </style:style>
    <style:style style:name="P3" style:family="paragraph" style:parent-style-name="Standard">
      <style:text-properties fo:font-weight="bold" officeooo:rsid="000a148a" officeooo:paragraph-rsid="000a148a" style:font-weight-asian="bold" style:font-weight-complex="bold"/>
    </style:style>
    <style:style style:name="P4" style:family="paragraph" style:parent-style-name="Standard">
      <style:text-properties officeooo:rsid="000c0b0f" officeooo:paragraph-rsid="000c0b0f"/>
    </style:style>
    <style:style style:name="P5" style:family="paragraph" style:parent-style-name="Standard">
      <style:text-properties officeooo:paragraph-rsid="0015ec5d"/>
    </style:style>
    <style:style style:name="P6" style:family="paragraph" style:parent-style-name="Standard">
      <style:text-properties officeooo:paragraph-rsid="00175c5c"/>
    </style:style>
    <style:style style:name="P7" style:family="paragraph" style:parent-style-name="Standard">
      <style:text-properties officeooo:paragraph-rsid="0018ba02"/>
    </style:style>
    <style:style style:name="P8" style:family="paragraph" style:parent-style-name="Standard">
      <style:text-properties officeooo:rsid="000d2d98" officeooo:paragraph-rsid="000d2d98"/>
    </style:style>
    <style:style style:name="P9" style:family="paragraph" style:parent-style-name="Standard">
      <style:text-properties officeooo:rsid="000d2d98" officeooo:paragraph-rsid="00142e5e"/>
    </style:style>
    <style:style style:name="P10" style:family="paragraph" style:parent-style-name="Standard">
      <style:text-properties officeooo:paragraph-rsid="00142e5e"/>
    </style:style>
    <style:style style:name="P11" style:family="paragraph" style:parent-style-name="Standard">
      <style:text-properties officeooo:rsid="00142e5e" officeooo:paragraph-rsid="00142e5e"/>
    </style:style>
    <style:style style:name="P12" style:family="paragraph" style:parent-style-name="Standard">
      <style:text-properties style:text-underline-style="solid" style:text-underline-width="auto" style:text-underline-color="font-color" officeooo:paragraph-rsid="000f2c11"/>
    </style:style>
    <style:style style:name="P13" style:family="paragraph" style:parent-style-name="Standard">
      <style:text-properties style:use-window-font-color="true" fo:font-weight="normal" officeooo:rsid="0018ba02" officeooo:paragraph-rsid="0018ba02" fo:background-color="transparent" style:font-weight-asian="normal" style:font-weight-complex="normal"/>
    </style:style>
    <style:style style:name="P14" style:family="paragraph" style:parent-style-name="Standard">
      <style:text-properties officeooo:rsid="0018ba02" officeooo:paragraph-rsid="0018ba02"/>
    </style:style>
    <style:style style:name="P15" style:family="paragraph" style:parent-style-name="Standard" style:list-style-name="L1">
      <style:text-properties officeooo:paragraph-rsid="000a148a"/>
    </style:style>
    <style:style style:name="P16" style:family="paragraph" style:parent-style-name="Standard" style:list-style-name="L1">
      <style:text-properties officeooo:rsid="000a148a" officeooo:paragraph-rsid="000a148a"/>
    </style:style>
    <style:style style:name="P17" style:family="paragraph" style:parent-style-name="Standard" style:list-style-name="L1">
      <style:text-properties officeooo:rsid="00081390" officeooo:paragraph-rsid="00081390"/>
    </style:style>
    <style:style style:name="P18" style:family="paragraph" style:parent-style-name="Standard" style:list-style-name="L1">
      <style:text-properties officeooo:rsid="00099664" officeooo:paragraph-rsid="00099664"/>
    </style:style>
    <style:style style:name="P19" style:family="paragraph" style:parent-style-name="Standard" style:list-style-name="L2">
      <style:text-properties officeooo:paragraph-rsid="000f2c11"/>
    </style:style>
    <style:style style:name="P20" style:family="paragraph" style:parent-style-name="Standard" style:list-style-name="L2">
      <style:text-properties officeooo:paragraph-rsid="001122cb"/>
    </style:style>
    <style:style style:name="P21" style:family="paragraph" style:parent-style-name="Standard" style:list-style-name="L2">
      <style:text-properties officeooo:paragraph-rsid="0011726f"/>
    </style:style>
    <style:style style:name="P22" style:family="paragraph" style:parent-style-name="Standard" style:list-style-name="L2">
      <style:text-properties officeooo:paragraph-rsid="0015ec5d"/>
    </style:style>
    <style:style style:name="P23" style:family="paragraph" style:parent-style-name="Standard" style:list-style-name="L2">
      <style:text-properties officeooo:paragraph-rsid="00166003"/>
    </style:style>
    <style:style style:name="P24" style:family="paragraph" style:parent-style-name="Standard" style:list-style-name="L2">
      <style:text-properties officeooo:paragraph-rsid="00175c5c"/>
    </style:style>
    <style:style style:name="P25" style:family="paragraph" style:parent-style-name="Standard" style:list-style-name="L2">
      <style:text-properties officeooo:paragraph-rsid="0018ba02"/>
    </style:style>
    <style:style style:name="P26" style:family="paragraph" style:parent-style-name="Standard" style:list-style-name="L2">
      <style:text-properties officeooo:rsid="000c0b0f" officeooo:paragraph-rsid="000c0b0f"/>
    </style:style>
    <style:style style:name="P27" style:family="paragraph" style:parent-style-name="Standard" style:list-style-name="L2">
      <style:text-properties officeooo:rsid="000d2d98" officeooo:paragraph-rsid="000d2d98"/>
    </style:style>
    <style:style style:name="P28" style:family="paragraph" style:parent-style-name="Standard" style:list-style-name="L2">
      <style:text-properties officeooo:rsid="0011726f" officeooo:paragraph-rsid="0011726f"/>
    </style:style>
    <style:style style:name="P29" style:family="paragraph" style:parent-style-name="Standard" style:list-style-name="L2">
      <style:text-properties fo:color="#000000" officeooo:rsid="0011726f" officeooo:paragraph-rsid="0011726f"/>
    </style:style>
    <style:style style:name="P30" style:family="paragraph" style:parent-style-name="Standard" style:list-style-name="L2">
      <style:text-properties fo:color="#000000" officeooo:rsid="0011726f" officeooo:paragraph-rsid="00142e5e"/>
    </style:style>
    <style:style style:name="P31" style:family="paragraph" style:parent-style-name="Standard" style:list-style-name="L2">
      <style:text-properties fo:color="#000000" officeooo:rsid="0013066f" officeooo:paragraph-rsid="0013066f"/>
    </style:style>
    <style:style style:name="P32" style:family="paragraph" style:parent-style-name="Standard" style:list-style-name="L2">
      <style:text-properties fo:color="#000000" officeooo:rsid="0013066f" officeooo:paragraph-rsid="00142e5e"/>
    </style:style>
    <style:style style:name="P33" style:family="paragraph" style:parent-style-name="Standard" style:list-style-name="L2">
      <style:text-properties fo:color="#000000" officeooo:rsid="0013066f" officeooo:paragraph-rsid="0013066f" fo:background-color="transparent"/>
    </style:style>
    <style:style style:name="P34" style:family="paragraph" style:parent-style-name="Standard" style:list-style-name="L3">
      <style:text-properties fo:color="#000000" fo:font-size="12pt" fo:font-weight="normal" officeooo:rsid="00142e5e" officeooo:paragraph-rsid="00142e5e" fo:background-color="transparent" style:font-size-asian="12pt" style:font-weight-asian="normal" style:font-size-complex="12pt" style:font-weight-complex="normal"/>
    </style:style>
    <style:style style:name="P35" style:family="paragraph" style:parent-style-name="Standard">
      <style:text-properties fo:color="#000000" fo:font-weight="normal" officeooo:rsid="00142e5e" officeooo:paragraph-rsid="00142e5e" fo:background-color="transparent" style:font-weight-asian="normal" style:font-weight-complex="normal"/>
    </style:style>
    <style:style style:name="P36" style:family="paragraph" style:parent-style-name="Standard" style:list-style-name="L2">
      <style:text-properties fo:color="#000000" fo:font-weight="normal" officeooo:rsid="00175c5c" officeooo:paragraph-rsid="00175c5c" fo:background-color="transparent" style:font-weight-asian="normal" style:font-weight-complex="normal"/>
    </style:style>
    <style:style style:name="P37" style:family="paragraph" style:parent-style-name="Standard" style:list-style-name="L2">
      <style:text-properties fo:color="#000000" officeooo:rsid="00166003" officeooo:paragraph-rsid="00166003"/>
    </style:style>
    <style:style style:name="P38" style:family="paragraph" style:parent-style-name="Standard" style:list-style-name="L2">
      <style:text-properties fo:color="#000000" officeooo:rsid="00175c5c" officeooo:paragraph-rsid="00175c5c"/>
    </style:style>
    <style:style style:name="P39" style:family="paragraph" style:parent-style-name="Standard">
      <style:text-properties style:text-underline-style="solid" style:text-underline-width="auto" style:text-underline-color="font-color" fo:font-weight="bold" officeooo:rsid="00142e5e" officeooo:paragraph-rsid="00142e5e" style:font-weight-asian="bold" style:font-weight-complex="bold"/>
    </style:style>
    <style:style style:name="P40" style:family="paragraph" style:parent-style-name="Standard">
      <style:text-properties fo:font-weight="bold" officeooo:rsid="00142e5e" officeooo:paragraph-rsid="00142e5e" style:font-weight-asian="bold" style:font-weight-complex="bold"/>
    </style:style>
    <style:style style:name="P41" style:family="paragraph" style:parent-style-name="Standard">
      <style:text-properties fo:font-weight="bold" officeooo:rsid="0018ba02" officeooo:paragraph-rsid="0018ba02" style:font-weight-asian="bold" style:font-weight-complex="bold"/>
    </style:style>
    <style:style style:name="P42" style:family="paragraph" style:parent-style-name="Standard" style:list-style-name="L2">
      <style:text-properties fo:font-weight="bold" officeooo:paragraph-rsid="0018ba02" style:font-weight-asian="bold" style:font-weight-complex="bold"/>
    </style:style>
    <style:style style:name="P43" style:family="paragraph" style:parent-style-name="Standard" style:list-style-name="L3">
      <style:text-properties officeooo:paragraph-rsid="00142e5e"/>
    </style:style>
    <style:style style:name="P44" style:family="paragraph" style:parent-style-name="Standard" style:list-style-name="L3">
      <style:text-properties fo:color="#ffff00" fo:font-size="12pt" fo:font-weight="bold" officeooo:rsid="0015ec5d" officeooo:paragraph-rsid="0015ec5d" fo:background-color="#ff0000" style:font-size-asian="12pt" style:font-weight-asian="bold" style:font-size-complex="12pt" style:font-weight-complex="bold"/>
    </style:style>
    <style:style style:name="P45" style:family="paragraph" style:parent-style-name="Standard" style:list-style-name="L2">
      <style:text-properties style:use-window-font-color="true" fo:font-weight="normal" officeooo:rsid="0015ec5d" officeooo:paragraph-rsid="0015ec5d" fo:background-color="transparent" style:font-weight-asian="normal" style:font-weight-complex="normal"/>
    </style:style>
    <style:style style:name="P46" style:family="paragraph" style:parent-style-name="Standard">
      <style:text-properties style:use-window-font-color="true" fo:font-weight="normal" officeooo:rsid="0018ba02" officeooo:paragraph-rsid="0018ba02" fo:background-color="transparent" style:font-weight-asian="normal" style:font-weight-complex="normal"/>
    </style:style>
    <style:style style:name="P47" style:family="paragraph" style:parent-style-name="Standard" style:list-style-name="L2">
      <style:text-properties style:use-window-font-color="true" fo:font-weight="normal" officeooo:rsid="0018ba02" officeooo:paragraph-rsid="0018ba02" fo:background-color="transparent" style:font-weight-asian="normal" style:font-weight-complex="normal"/>
    </style:style>
    <style:style style:name="P48" style:family="paragraph" style:parent-style-name="Standard">
      <style:text-properties style:use-window-font-color="true" fo:font-weight="bold" officeooo:rsid="0018ba02" officeooo:paragraph-rsid="0018ba02" fo:background-color="transparent" style:font-weight-asian="bold" style:font-weight-complex="bold"/>
    </style:style>
    <style:style style:name="P49" style:family="paragraph" style:parent-style-name="Standard" style:list-style-name="L2">
      <style:text-properties officeooo:rsid="00175c5c" officeooo:paragraph-rsid="00175c5c"/>
    </style:style>
    <style:style style:name="T1" style:family="text">
      <style:text-properties officeooo:rsid="00099664"/>
    </style:style>
    <style:style style:name="T2" style:family="text">
      <style:text-properties fo:color="#c9211e"/>
    </style:style>
    <style:style style:name="T3" style:family="text">
      <style:text-properties fo:color="#c9211e" officeooo:rsid="000d2d98"/>
    </style:style>
    <style:style style:name="T4" style:family="text">
      <style:text-properties fo:color="#c9211e" officeooo:rsid="000f2c11"/>
    </style:style>
    <style:style style:name="T5" style:family="text">
      <style:text-properties fo:color="#c9211e" fo:font-weight="bold" style:font-weight-asian="bold" style:font-weight-complex="bold"/>
    </style:style>
    <style:style style:name="T6" style:family="text">
      <style:text-properties fo:color="#c9211e" fo:font-weight="bold" officeooo:rsid="000f2c11" style:font-weight-asian="bold" style:font-weight-complex="bold"/>
    </style:style>
    <style:style style:name="T7" style:family="text">
      <style:text-properties fo:color="#c9211e" fo:font-weight="bold" officeooo:rsid="0011726f" style:font-weight-asian="bold" style:font-weight-complex="bold"/>
    </style:style>
    <style:style style:name="T8" style:family="text">
      <style:text-properties fo:color="#c9211e" fo:font-weight="bold" officeooo:rsid="00142e5e" fo:background-color="transparent" loext:char-shading-value="0" style:font-weight-asian="bold" style:font-weight-complex="bold"/>
    </style:style>
    <style:style style:name="T9" style:family="text">
      <style:text-properties fo:color="#c9211e" fo:font-weight="bold" officeooo:rsid="00142e5e" fo:background-color="#ffff00" loext:char-shading-value="0" style:font-weight-asian="bold" style:font-weight-complex="bold"/>
    </style:style>
    <style:style style:name="T10" style:family="text">
      <style:text-properties fo:color="#c9211e" officeooo:rsid="0011726f"/>
    </style:style>
    <style:style style:name="T11" style:family="text">
      <style:text-properties fo:color="#c9211e" fo:background-color="transparent" loext:char-shading-value="0"/>
    </style:style>
    <style:style style:name="T12" style:family="text">
      <style:text-properties fo:color="#c9211e" officeooo:rsid="00142e5e" fo:background-color="transparent" loext:char-shading-value="0"/>
    </style:style>
    <style:style style:name="T13" style:family="text">
      <style:text-properties fo:color="#c9211e" fo:font-weight="normal" fo:background-color="transparent" loext:char-shading-value="0" style:font-weight-asian="normal" style:font-weight-complex="normal"/>
    </style:style>
    <style:style style:name="T14" style:family="text">
      <style:text-properties fo:color="#c9211e" fo:font-weight="normal" officeooo:rsid="00142e5e" fo:background-color="transparent" loext:char-shading-value="0" style:font-weight-asian="normal" style:font-weight-complex="normal"/>
    </style:style>
    <style:style style:name="T15" style:family="text">
      <style:text-properties fo:color="#c9211e" fo:font-weight="normal" officeooo:rsid="00166003" fo:background-color="transparent" loext:char-shading-value="0" style:font-weight-asian="normal" style:font-weight-complex="normal"/>
    </style:style>
    <style:style style:name="T16" style:family="text">
      <style:text-properties fo:color="#c9211e" fo:font-weight="normal" officeooo:rsid="0015ec5d" fo:background-color="transparent" loext:char-shading-value="0" style:font-weight-asian="normal" style:font-weight-complex="normal"/>
    </style:style>
    <style:style style:name="T17" style:family="text">
      <style:text-properties fo:color="#c9211e" fo:font-weight="normal" officeooo:rsid="00175c5c" fo:background-color="transparent" loext:char-shading-value="0" style:font-weight-asian="normal" style:font-weight-complex="normal"/>
    </style:style>
    <style:style style:name="T18" style:family="text">
      <style:text-properties fo:background-color="#ffff00" loext:char-shading-value="0"/>
    </style:style>
    <style:style style:name="T19" style:family="text">
      <style:text-properties officeooo:rsid="000d2d98" fo:background-color="#ffff00" loext:char-shading-value="0"/>
    </style:style>
    <style:style style:name="T20" style:family="text">
      <style:text-properties officeooo:rsid="0011726f" fo:background-color="#ffff00" loext:char-shading-value="0"/>
    </style:style>
    <style:style style:name="T21" style:family="text">
      <style:text-properties officeooo:rsid="00142e5e" fo:background-color="#ffff00" loext:char-shading-value="0"/>
    </style:style>
    <style:style style:name="T22" style:family="text">
      <style:text-properties officeooo:rsid="000a148a"/>
    </style:style>
    <style:style style:name="T23" style:family="text">
      <style:text-properties fo:font-weight="bold" style:font-weight-asian="bold" style:font-weight-complex="bold"/>
    </style:style>
    <style:style style:name="T24" style:family="text">
      <style:text-properties fo:font-weight="bold" officeooo:rsid="000f2c11" style:font-weight-asian="bold" style:font-weight-complex="bold"/>
    </style:style>
    <style:style style:name="T25" style:family="text">
      <style:text-properties fo:font-weight="bold" officeooo:rsid="00142e5e" style:font-weight-asian="bold" style:font-weight-complex="bold"/>
    </style:style>
    <style:style style:name="T26" style:family="text">
      <style:text-properties fo:font-weight="bold" officeooo:rsid="00175c5c" style:font-weight-asian="bold" style:font-weight-complex="bold"/>
    </style:style>
    <style:style style:name="T27" style:family="text">
      <style:text-properties fo:font-weight="bold" officeooo:rsid="0018ba02" style:font-weight-asian="bold" style:font-weight-complex="bold"/>
    </style:style>
    <style:style style:name="T28" style:family="text">
      <style:text-properties fo:font-weight="bold" officeooo:rsid="0018c5f7" style:font-weight-asian="bold" style:font-weight-complex="bold"/>
    </style:style>
    <style:style style:name="T29" style:family="text">
      <style:text-properties fo:font-weight="bold" officeooo:rsid="001a88f6" style:font-weight-asian="bold" style:font-weight-complex="bold"/>
    </style:style>
    <style:style style:name="T30" style:family="text">
      <style:text-properties fo:font-weight="bold" officeooo:rsid="001d9f1f" style:font-weight-asian="bold" style:font-weight-complex="bold"/>
    </style:style>
    <style:style style:name="T31" style:family="text">
      <style:text-properties fo:font-weight="bold" officeooo:rsid="00142e5e" fo:background-color="transparent" loext:char-shading-value="0" style:font-weight-asian="bold" style:font-weight-complex="bold"/>
    </style:style>
    <style:style style:name="T32" style:family="text">
      <style:text-properties fo:font-weight="bold" fo:background-color="#ffff00" loext:char-shading-value="0" style:font-weight-asian="bold" style:font-weight-complex="bold"/>
    </style:style>
    <style:style style:name="T33" style:family="text">
      <style:text-properties fo:background-color="#729fcf" loext:char-shading-value="0"/>
    </style:style>
    <style:style style:name="T34" style:family="text">
      <style:text-properties officeooo:rsid="000a148a" fo:background-color="#729fcf" loext:char-shading-value="0"/>
    </style:style>
    <style:style style:name="T35" style:family="text">
      <style:text-properties officeooo:rsid="000c0b0f"/>
    </style:style>
    <style:style style:name="T36" style:family="text">
      <style:text-properties officeooo:rsid="000d2d98"/>
    </style:style>
    <style:style style:name="T37" style:family="text">
      <style:text-properties officeooo:rsid="000f2c11"/>
    </style:style>
    <style:style style:name="T38" style:family="text">
      <style:text-properties officeooo:rsid="001122cb"/>
    </style:style>
    <style:style style:name="T39" style:family="text">
      <style:text-properties officeooo:rsid="0011726f"/>
    </style:style>
    <style:style style:name="T40" style:family="text">
      <style:text-properties fo:color="#000000" fo:background-color="#ffff00" loext:char-shading-value="0"/>
    </style:style>
    <style:style style:name="T41" style:family="text">
      <style:text-properties fo:color="#000000" officeooo:rsid="0011726f" fo:background-color="#ffff00" loext:char-shading-value="0"/>
    </style:style>
    <style:style style:name="T42" style:family="text">
      <style:text-properties fo:color="#000000" fo:font-weight="bold" officeooo:rsid="00142e5e" fo:background-color="transparent" loext:char-shading-value="0" style:font-weight-asian="bold" style:font-weight-complex="bold"/>
    </style:style>
    <style:style style:name="T43" style:family="text">
      <style:text-properties fo:color="#000000" fo:font-weight="bold" officeooo:rsid="0018ba02" fo:background-color="transparent" loext:char-shading-value="0" style:font-weight-asian="bold" style:font-weight-complex="bold"/>
    </style:style>
    <style:style style:name="T44" style:family="text">
      <style:text-properties fo:color="#000000" fo:font-weight="bold" officeooo:rsid="001a88f6" fo:background-color="transparent" loext:char-shading-value="0" style:font-weight-asian="bold" style:font-weight-complex="bold"/>
    </style:style>
    <style:style style:name="T45" style:family="text">
      <style:text-properties fo:color="#000000" officeooo:rsid="0018ba02" fo:background-color="transparent" loext:char-shading-value="0"/>
    </style:style>
    <style:style style:name="T46" style:family="text">
      <style:text-properties fo:color="#000000" fo:font-weight="normal" officeooo:rsid="00142e5e" fo:background-color="transparent" loext:char-shading-value="0" style:font-weight-asian="normal" style:font-weight-complex="normal"/>
    </style:style>
    <style:style style:name="T47" style:family="text">
      <style:text-properties fo:color="#000000" fo:font-weight="normal" officeooo:rsid="00166003" fo:background-color="transparent" loext:char-shading-value="0" style:font-weight-asian="normal" style:font-weight-complex="normal"/>
    </style:style>
    <style:style style:name="T48" style:family="text">
      <style:text-properties fo:color="#000000" fo:font-weight="normal" officeooo:rsid="0015ec5d" fo:background-color="transparent" loext:char-shading-value="0" style:font-weight-asian="normal" style:font-weight-complex="normal"/>
    </style:style>
    <style:style style:name="T49" style:family="text">
      <style:text-properties fo:color="#000000" fo:font-weight="normal" officeooo:rsid="00175c5c" fo:background-color="transparent" loext:char-shading-value="0" style:font-weight-asian="normal" style:font-weight-complex="normal"/>
    </style:style>
    <style:style style:name="T50" style:family="text">
      <style:text-properties fo:color="#000000" fo:font-weight="normal" officeooo:rsid="0018ba02" fo:background-color="transparent" loext:char-shading-value="0" style:font-weight-asian="normal" style:font-weight-complex="normal"/>
    </style:style>
    <style:style style:name="T51" style:family="text">
      <style:text-properties fo:color="#000000" fo:font-weight="normal" officeooo:rsid="00142e5e" fo:background-color="#ffff00" loext:char-shading-value="0" style:font-weight-asian="normal" style:font-weight-complex="normal"/>
    </style:style>
    <style:style style:name="T52" style:family="text">
      <style:text-properties fo:color="#000000" fo:font-weight="normal" officeooo:rsid="0015ec5d" fo:background-color="#ffff00" loext:char-shading-value="0" style:font-weight-asian="normal" style:font-weight-complex="normal"/>
    </style:style>
    <style:style style:name="T53" style:family="text">
      <style:text-properties fo:color="#000000" fo:font-weight="normal" officeooo:rsid="00166003" fo:background-color="#ffff00" loext:char-shading-value="0" style:font-weight-asian="normal" style:font-weight-complex="normal"/>
    </style:style>
    <style:style style:name="T54" style:family="text">
      <style:text-properties fo:color="#000000" fo:font-style="italic" fo:font-weight="bold" officeooo:rsid="00142e5e" fo:background-color="transparent" loext:char-shading-value="0" style:font-style-asian="italic" style:font-weight-asian="bold" style:font-style-complex="italic" style:font-weight-complex="bold"/>
    </style:style>
    <style:style style:name="T55" style:family="text">
      <style:text-properties fo:color="#000000" fo:font-style="italic" fo:font-weight="bold" officeooo:rsid="001a88f6" fo:background-color="transparent" loext:char-shading-value="0" style:font-style-asian="italic" style:font-weight-asian="bold" style:font-style-complex="italic" style:font-weight-complex="bold"/>
    </style:style>
    <style:style style:name="T56" style:family="text">
      <style:text-properties fo:color="#000000" fo:font-style="normal" fo:font-weight="normal" fo:background-color="transparent" loext:char-shading-value="0" style:font-style-asian="normal" style:font-weight-asian="normal" style:font-style-complex="normal" style:font-weight-complex="normal"/>
    </style:style>
    <style:style style:name="T57" style:family="text">
      <style:text-properties fo:color="#000000" fo:font-style="normal" fo:font-weight="normal" officeooo:rsid="00175c5c" fo:background-color="transparent" loext:char-shading-value="0" style:font-style-asian="normal" style:font-weight-asian="normal" style:font-style-complex="normal" style:font-weight-complex="normal"/>
    </style:style>
    <style:style style:name="T58" style:family="text">
      <style:text-properties fo:color="#000000" fo:font-style="normal" fo:font-weight="normal" fo:background-color="#ffff00" loext:char-shading-value="0" style:font-style-asian="normal" style:font-weight-asian="normal" style:font-style-complex="normal" style:font-weight-complex="normal"/>
    </style:style>
    <style:style style:name="T59" style:family="text">
      <style:text-properties fo:color="#000000" fo:font-style="normal" fo:font-weight="normal" officeooo:rsid="00175c5c" fo:background-color="#ffff00" loext:char-shading-value="0" style:font-style-asian="normal" style:font-weight-asian="normal" style:font-style-complex="normal" style:font-weight-complex="normal"/>
    </style:style>
    <style:style style:name="T60" style:family="text">
      <style:text-properties fo:color="#000000" fo:font-size="12pt" fo:font-weight="bold" officeooo:rsid="00142e5e" fo:background-color="#ff0000" loext:char-shading-value="0" style:font-size-asian="12pt" style:font-weight-asian="bold" style:font-size-complex="12pt" style:font-weight-complex="bold"/>
    </style:style>
    <style:style style:name="T61" style:family="text">
      <style:text-properties fo:color="#ffbf00"/>
    </style:style>
    <style:style style:name="T62" style:family="text">
      <style:text-properties fo:color="#ffbf00" officeooo:rsid="0011726f"/>
    </style:style>
    <style:style style:name="T63" style:family="text">
      <style:text-properties fo:color="#ffbf00" officeooo:rsid="0013066f" fo:background-color="transparent" loext:char-shading-value="0"/>
    </style:style>
    <style:style style:name="T64" style:family="text">
      <style:text-properties fo:color="#ffbf00" officeooo:rsid="0013066f"/>
    </style:style>
    <style:style style:name="T65" style:family="text">
      <style:text-properties fo:color="#ffbf00" fo:font-weight="normal" fo:background-color="transparent" loext:char-shading-value="0" style:font-weight-asian="normal" style:font-weight-complex="normal"/>
    </style:style>
    <style:style style:name="T66" style:family="text">
      <style:text-properties fo:color="#ffbf00" fo:font-weight="normal" officeooo:rsid="0015ec5d" fo:background-color="transparent" loext:char-shading-value="0" style:font-weight-asian="normal" style:font-weight-complex="normal"/>
    </style:style>
    <style:style style:name="T67" style:family="text">
      <style:text-properties fo:color="#ffbf00" fo:font-weight="normal" officeooo:rsid="00175c5c" fo:background-color="transparent" loext:char-shading-value="0" style:font-weight-asian="normal" style:font-weight-complex="normal"/>
    </style:style>
    <style:style style:name="T68" style:family="text">
      <style:text-properties fo:background-color="transparent" loext:char-shading-value="0"/>
    </style:style>
    <style:style style:name="T69" style:family="text">
      <style:text-properties officeooo:rsid="000f2c11" fo:background-color="transparent" loext:char-shading-value="0"/>
    </style:style>
    <style:style style:name="T70" style:family="text">
      <style:text-properties officeooo:rsid="00142e5e" fo:background-color="transparent" loext:char-shading-value="0"/>
    </style:style>
    <style:style style:name="T71" style:family="text">
      <style:text-properties officeooo:rsid="0013066f"/>
    </style:style>
    <style:style style:name="T72" style:family="text">
      <style:text-properties fo:font-weight="normal" fo:background-color="transparent" loext:char-shading-value="0" style:font-weight-asian="normal" style:font-weight-complex="normal"/>
    </style:style>
    <style:style style:name="T73" style:family="text">
      <style:text-properties fo:font-weight="normal" officeooo:rsid="0015ec5d" fo:background-color="transparent" loext:char-shading-value="0" style:font-weight-asian="normal" style:font-weight-complex="normal"/>
    </style:style>
    <style:style style:name="T74" style:family="text">
      <style:text-properties fo:font-weight="normal" officeooo:rsid="00166003" fo:background-color="transparent" loext:char-shading-value="0" style:font-weight-asian="normal" style:font-weight-complex="normal"/>
    </style:style>
    <style:style style:name="T75" style:family="text">
      <style:text-properties fo:font-weight="normal" fo:background-color="#ffff00" loext:char-shading-value="0" style:font-weight-asian="normal" style:font-weight-complex="normal"/>
    </style:style>
    <style:style style:name="T76" style:family="text">
      <style:text-properties fo:font-weight="normal" officeooo:rsid="00166003" fo:background-color="#ffff00" loext:char-shading-value="0" style:font-weight-asian="normal" style:font-weight-complex="normal"/>
    </style:style>
    <style:style style:name="T77" style:family="text">
      <style:text-properties fo:color="#ffff00" fo:font-size="12pt" fo:font-weight="bold" officeooo:rsid="00142e5e" fo:background-color="#ff0000" loext:char-shading-value="0" style:font-size-asian="12pt" style:font-weight-asian="bold" style:font-size-complex="12pt" style:font-weight-complex="bold"/>
    </style:style>
    <style:style style:name="T78" style:family="text">
      <style:text-properties fo:color="#ffff00" fo:font-size="12pt" fo:font-weight="bold" officeooo:rsid="001a88f6" fo:background-color="#ff0000" loext:char-shading-value="0" style:font-size-asian="12pt" style:font-weight-asian="bold" style:font-size-complex="12pt" style:font-weight-complex="bold"/>
    </style:style>
    <style:style style:name="T79" style:family="text">
      <style:text-properties fo:font-style="italic" fo:font-weight="bold" style:font-style-asian="italic" style:font-weight-asian="bold" style:font-style-complex="italic" style:font-weight-complex="bold"/>
    </style:style>
    <style:style style:name="T80" style:family="text">
      <style:text-properties fo:font-style="italic" fo:font-weight="bold" officeooo:rsid="001a88f6" style:font-style-asian="italic" style:font-weight-asian="bold" style:font-style-complex="italic" style:font-weight-complex="bold"/>
    </style:style>
    <style:style style:name="T81" style:family="text">
      <style:text-properties style:text-underline-style="solid" style:text-underline-width="auto" style:text-underline-color="font-color"/>
    </style:style>
    <style:style style:name="T82" style:family="text">
      <style:text-properties style:text-underline-style="solid" style:text-underline-width="auto" style:text-underline-color="font-color" fo:font-weight="bold" style:font-weight-asian="bold" style:font-weight-complex="bold"/>
    </style:style>
    <style:style style:name="T83" style:family="text">
      <style:text-properties style:text-underline-style="solid" style:text-underline-width="auto" style:text-underline-color="font-color" fo:font-weight="bold" officeooo:rsid="00142e5e" style:font-weight-asian="bold" style:font-weight-complex="bold"/>
    </style:style>
    <style:style style:name="T84" style:family="text">
      <style:text-properties style:text-underline-style="solid" style:text-underline-width="auto" style:text-underline-color="font-color" fo:font-weight="bold" officeooo:rsid="0015ec5d" style:font-weight-asian="bold" style:font-weight-complex="bold"/>
    </style:style>
    <style:style style:name="T85" style:family="text">
      <style:text-properties style:text-underline-style="solid" style:text-underline-width="auto" style:text-underline-color="font-color" fo:font-weight="bold" officeooo:rsid="00175c5c" style:font-weight-asian="bold" style:font-weight-complex="bold"/>
    </style:style>
    <style:style style:name="T86" style:family="text">
      <style:text-properties style:text-underline-style="solid" style:text-underline-width="auto" style:text-underline-color="font-color" fo:font-weight="bold" officeooo:rsid="0018ba02" style:font-weight-asian="bold" style:font-weight-complex="bold"/>
    </style:style>
    <style:style style:name="T87" style:family="text">
      <style:text-properties style:use-window-font-color="true" fo:font-weight="normal" officeooo:rsid="0015ec5d" fo:background-color="transparent" loext:char-shading-value="0" style:font-weight-asian="normal" style:font-weight-complex="normal"/>
    </style:style>
    <style:style style:name="T88" style:family="text">
      <style:text-properties style:use-window-font-color="true" fo:font-weight="normal" officeooo:rsid="0018ba02" fo:background-color="transparent" loext:char-shading-value="0" style:font-weight-asian="normal" style:font-weight-complex="normal"/>
    </style:style>
    <style:style style:name="T89" style:family="text">
      <style:text-properties style:use-window-font-color="true" fo:font-weight="normal" officeooo:rsid="001a7ad0" fo:background-color="transparent" loext:char-shading-value="0" style:font-weight-asian="normal" style:font-weight-complex="normal"/>
    </style:style>
    <style:style style:name="T90" style:family="text">
      <style:text-properties style:use-window-font-color="true" fo:font-weight="normal" officeooo:rsid="001c6699" fo:background-color="transparent" loext:char-shading-value="0" style:font-weight-asian="normal" style:font-weight-complex="normal"/>
    </style:style>
    <style:style style:name="T91" style:family="text">
      <style:text-properties style:use-window-font-color="true" fo:font-weight="normal" officeooo:rsid="0015ec5d" fo:background-color="#ffff00" loext:char-shading-value="0" style:font-weight-asian="normal" style:font-weight-complex="normal"/>
    </style:style>
    <style:style style:name="T92" style:family="text">
      <style:text-properties style:use-window-font-color="true" fo:font-weight="normal" officeooo:rsid="0018ba02" fo:background-color="#ffff00" loext:char-shading-value="0" style:font-weight-asian="normal" style:font-weight-complex="normal"/>
    </style:style>
    <style:style style:name="T93" style:family="text">
      <style:text-properties style:use-window-font-color="true" fo:font-weight="bold" officeooo:rsid="0018ba02" fo:background-color="transparent" loext:char-shading-value="0" style:font-weight-asian="bold" style:font-weight-complex="bold"/>
    </style:style>
    <style:style style:name="T94" style:family="text">
      <style:text-properties style:use-window-font-color="true" fo:font-weight="bold" officeooo:rsid="0018ba02" fo:background-color="#ffff00" loext:char-shading-value="0" style:font-weight-asian="bold" style:font-weight-complex="bold"/>
    </style:style>
    <style:style style:name="T95" style:family="text">
      <style:text-properties style:use-window-font-color="true" officeooo:rsid="0018ba02" fo:background-color="#ffff00" loext:char-shading-value="0"/>
    </style:style>
    <style:style style:name="T96" style:family="text">
      <style:text-properties style:use-window-font-color="true" officeooo:rsid="0018ba02" fo:background-color="transparent" loext:char-shading-value="0"/>
    </style:style>
    <style:style style:name="T97" style:family="text">
      <style:text-properties fo:font-style="normal" style:font-style-asian="normal" style:font-style-complex="normal"/>
    </style:style>
    <style:style style:name="T98" style:family="text">
      <style:text-properties fo:color="#ff0000" fo:font-weight="normal" officeooo:rsid="0018ba02" fo:background-color="transparent" loext:char-shading-value="0" style:font-weight-asian="normal" style:font-weight-complex="normal"/>
    </style:style>
    <style:style style:name="T99" style:family="text">
      <style:text-properties fo:color="#ff0000" officeooo:rsid="0018ba02" fo:background-color="transparent" loext:char-shading-value="0"/>
    </style:style>
    <style:style style:name="T100" style:family="text">
      <style:text-properties fo:color="#ff0000" fo:font-weight="bold" officeooo:rsid="0018ba02" fo:background-color="transparent" loext:char-shading-value="0" style:font-weight-asian="bold" style:font-weight-complex="bold"/>
    </style:style>
    <style:style style:name="T101" style:family="text">
      <style:text-properties officeooo:rsid="001c669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82">Introduction and Background</text:span> </text:p>
      <text:list xml:id="list1209351429" text:style-name="L1">
        <text:list-header>
          <text:p text:style-name="P16"/>
        </text:list-header>
        <text:list-item>
          <text:p text:style-name="P17">Linux <text:span text:style-name="T1">(Linus Torvalds) </text:span>is the kernal of the GNU (GNU is NOT UNIX) operating system <text:span text:style-name="T1">(Richard Stallman)</text:span>, which is the part that connects the hardware of the actual computer to the software. <text:span text:style-name="T1">It allocates the resources from the hardware to the running software. It is the interface layer between the hardware layer and the software layer</text:span></text:p>
        </text:list-item>
        <text:list-item>
          <text:p text:style-name="P17">GNU is a free software and has 4 freedoms. Freedoms of access, does not necessarily mean free of charge. <text:span text:style-name="T1">The freedoms are available within the GNU Public License (GPL)</text:span></text:p>
        </text:list-item>
        <text:list-item>
          <text:p text:style-name="P18">Ubuntu is a GNU + Linux distribution system -&gt; type <text:span text:style-name="T2">uname</text:span> <text:span text:style-name="T18">-o </text:span>command to view the operating system </text:p>
        </text:list-item>
        <text:list-item>
          <text:p text:style-name="P18">open source software: a software that has it’s source code available for viewing. But that does not always mean that the people who made it allow you legally to redistribute it</text:p>
        </text:list-item>
        <text:list-item>
          <text:p text:style-name="P18">Free software: a software that has it’s source code available for viewing. And it always mean that the people who made it allow you legally to redistribute it</text:p>
        </text:list-item>
      </text:list>
      <text:p text:style-name="P1"/>
      <text:p text:style-name="P3"><text:span text:style-name="T81">Editing a source Code (watch the video carefully, currently this is not something I wish to focus on)</text:span> </text:p>
      <text:list xml:id="list130812475025596" text:continue-numbering="true" text:style-name="L1">
        <text:list-item>
          <text:p text:style-name="P16">Steps to modify the source code of a program: </text:p>
          <text:list>
            <text:list-item>
              <text:p text:style-name="P16">1. open the program, make the changes,</text:p>
            </text:list-item>
            <text:list-item>
              <text:p text:style-name="P16">2. compile it (because most likely it is written in c), </text:p>
            </text:list-item>
            <text:list-item>
              <text:p text:style-name="P16">3. you would need to use a <text:span text:style-name="T2">gcc</text:span> compiler, </text:p>
            </text:list-item>
            <text:list-item>
              <text:p text:style-name="P16">4. configure the newly complied code to the machine(computer you are using). The configure makes a file called “<text:span text:style-name="T33">make</text:span>”. The <text:span text:style-name="T33">make</text:span> file is responsible for the installation of the edited program </text:p>
            </text:list-item>
            <text:list-item>
              <text:p text:style-name="P15"><text:span text:style-name="T22">5. install the </text:span><text:span text:style-name="T34">make</text:span><text:span text:style-name="T22"> command. Then, at the same folder of the </text:span><text:span text:style-name="T34">make</text:span><text:span text:style-name="T22"> file. Run the </text:span><text:span text:style-name="T34">make</text:span><text:span text:style-name="T22"> command. This step basically turns your source code into machine code</text:span></text:p>
            </text:list-item>
            <text:list-item>
              <text:p text:style-name="P16">6. install the make command again, this will update all of the commands in your program </text:p>
            </text:list-item>
            <text:list-item>
              <text:p text:style-name="P16">7. close the terminal </text:p>
            </text:list-item>
            <text:list-item>
              <text:p text:style-name="P16">8. open the terminal and run your commands again </text:p>
            </text:list-item>
          </text:list>
        </text:list-item>
      </text:list>
      <text:p text:style-name="P2"/>
      <text:p text:style-name="P4"><text:span text:style-name="T82">Ubuntu’s Software Reposition</text:span> </text:p>
      <text:list xml:id="list2920341923" text:style-name="L2">
        <text:list-item>
          <text:p text:style-name="P26">Definition: an library of many already complied software</text:p>
        </text:list-item>
        <text:list-item>
          <text:p text:style-name="P26">The 4 repositories: </text:p>
        </text:list-item>
        <text:list-item>
          <text:p text:style-name="P26">https://help.ubuntu.com/community/Repositories/Ubuntu</text:p>
          <text:list>
            <text:list-item>
              <text:p text:style-name="P26">main repository ( free software and open source) very reliable -maintained by Coanocial (Ubuntu’s publisher) </text:p>
            </text:list-item>
            <text:list-item>
              <text:p text:style-name="P26">Universe (free and open source) not as reliable – maintained by the community </text:p>
            </text:list-item>
            <text:list-item>
              <text:p text:style-name="P26">Restricted (Propriety, might not be free or open source) </text:p>
            </text:list-item>
            <text:list-item>
              <text:p text:style-name="P26">Multiverse (software that are restricted by copyright)</text:p>
            </text:list-item>
          </text:list>
        </text:list-item>
        <text:list-item>
          <text:p text:style-name="P26">Ubuntu Packages Search </text:p>
          <text:list>
            <text:list-item>
              <text:p text:style-name="P26"><text:a xlink:type="simple" xlink:href="https://packages.ubuntu.com/" text:style-name="Internet_20_link" text:visited-style-name="Visited_20_Internet_20_Link">https://packages.ubuntu.com/</text:a></text:p>
            </text:list-item>
            <text:list-item>
              <text:p text:style-name="P26">Type the following to find the general information about your Ubuntu’s -<text:span text:style-name="T36">&gt; </text:span><text:span text:style-name="T3">lsb_release </text:span><text:span text:style-name="T19">-a</text:span></text:p>
            </text:list-item>
            <text:list-item>
              <text:p text:style-name="P27">to view the architecture of your computer type -&gt; uname -m</text:p>
            </text:list-item>
          </text:list>
        </text:list-item>
      </text:list>
      <text:p text:style-name="P8"/>
      <text:p text:style-name="P12"><text:span text:style-name="T24">The </text:span><text:span text:style-name="T6">apt</text:span><text:span text:style-name="T24"> (Advanced Package Tool)</text:span><text:span text:style-name="T35"> -</text:span><text:span text:style-name="T39">search for various packages and installs them</text:span></text:p>
      <text:list xml:id="list130812185552443" text:continue-numbering="true" text:style-name="L2">
        <text:list-item>
          <text:p text:style-name="P19"><text:span text:style-name="T37">This is a package manager that is used to manage all the relationships between the packages that we need to download. Because, if you want to download a package it might be dependant on multiple other packages whom are of specific versions. Therefore, the process can get very complicated. This is why we use the </text:span><text:span text:style-name="T4">apt</text:span><text:span text:style-name="T37"> package manager </text:span></text:p>
        </text:list-item>
        <text:list-item>
          <text:p text:style-name="P20"><text:soft-page-break/><text:span text:style-name="T38">To </text:span><text:span text:style-name="T39">search for <text:s/>packages </text:span><text:span text:style-name="T71">that include or related to the word documents </text:span><text:span text:style-name="T63">docx</text:span><text:span text:style-name="T71"> </text:span><text:span text:style-name="T38"><text:s/>type -&gt; </text:span><text:span text:style-name="T7">apt</text:span><text:span text:style-name="T41">-cache</text:span><text:span text:style-name="T20"> </text:span><text:span text:style-name="T10">search</text:span><text:span text:style-name="T39"> </text:span><text:span text:style-name="T62">docx</text:span><text:span text:style-name="T38"> </text:span></text:p>
          <text:list>
            <text:list-item>
              <text:p text:style-name="P28">the last component of the the code is <text:span text:style-name="T61">docx</text:span>. This will show all the packages that have <text:span text:style-name="T61">docx</text:span> in them </text:p>
            </text:list-item>
            <text:list-item>
              <text:p text:style-name="P28">Also, you do not need to be connected to the internet </text:p>
            </text:list-item>
            <text:list-item>
              <text:p text:style-name="P21"><text:span text:style-name="T39">To search for a package </text:span><text:span text:style-name="T64">about web servers</text:span><text:span text:style-name="T62"> </text:span><text:span text:style-name="T39">type </text:span><text:span text:style-name="T7">apt</text:span><text:span text:style-name="T41">-cache</text:span><text:span text:style-name="T20"> </text:span><text:span text:style-name="T10">search</text:span><text:span text:style-name="T39"> “</text:span><text:span text:style-name="T62">web server</text:span><text:span text:style-name="T39">”</text:span></text:p>
              <text:list>
                <text:list-item>
                  <text:p text:style-name="P28">Put between brackets if you so it treats it as one word</text:p>
                </text:list-item>
              </text:list>
            </text:list-item>
          </text:list>
        </text:list-item>
        <text:list-item>
          <text:p text:style-name="P28">Once a specific package is <text:span text:style-name="T23">got</text:span> enough interest, for example he package <text:span text:style-name="T61">docx2txt</text:span>. Then type the following <text:s/>to get more information about that specific package-&gt; <text:span text:style-name="T5">apt</text:span><text:span text:style-name="T40">-cache </text:span><text:span text:style-name="T2">show</text:span> <text:span text:style-name="T61">docx2txt</text:span></text:p>
          <text:list>
            <text:list-item>
              <text:p text:style-name="P29">Also, you do not need to be connected to the internet</text:p>
            </text:list-item>
          </text:list>
        </text:list-item>
        <text:list-item>
          <text:p text:style-name="P29"><text:span text:style-name="T2">Searching</text:span> and <text:span text:style-name="T2">Showing</text:span> <text:span text:style-name="T2">APT</text:span> works <text:span text:style-name="T23">without</text:span> the <text:span text:style-name="T23">internet</text:span> because of <text:span text:style-name="T18">cache</text:span></text:p>
          <text:list>
            <text:list-item>
              <text:p text:style-name="P29"><text:span text:style-name="T18">cache:</text:span><text:span text:style-name="T68"> is a storage space for information </text:span></text:p>
              <text:list>
                <text:list-item>
                  <text:p text:style-name="P31"><text:span text:style-name="T68">To save time, certain information about websites are stored. Thus making the process quick. However, </text:span><text:span text:style-name="T18">cache</text:span><text:span text:style-name="T68"> must be always updated or the information saved on the cache would be old</text:span></text:p>
                </text:list-item>
                <text:list-item>
                  <text:p text:style-name="P33">cache, keeps a copy of a website after you visit it for the first time. Then, every future time you go to that website your computer will look inside its memory. Again the cache must always be updates </text:p>
                </text:list-item>
                <text:list-item>
                  <text:p text:style-name="P31"><text:span text:style-name="T68">The computer’s cache of packages is available at </text:span><text:span text:style-name="T18">/var/lib/apt/lists -&gt; </text:span><text:span text:style-name="T11">ls</text:span><text:span text:style-name="T18"> -N </text:span></text:p>
                  <text:list>
                    <text:list-item>
                      <text:p text:style-name="P31"><text:span text:style-name="T68">the </text:span><text:span text:style-name="T18">N</text:span><text:span text:style-name="T68"> will add a number in front of each row of the list</text:span></text:p>
                    </text:list-item>
                    <text:list-item>
                      <text:p text:style-name="P33">There each line represent a combination of multiple packages </text:p>
                    </text:list-item>
                  </text:list>
                </text:list-item>
              </text:list>
            </text:list-item>
          </text:list>
        </text:list-item>
      </text:list>
      <text:p text:style-name="P9"/>
      <text:p text:style-name="P39">Updating the Cache &amp; Upgrading software</text:p>
      <text:p text:style-name="P40"/>
      <text:p text:style-name="P11"><text:span text:style-name="T80">1. </text:span><text:span text:style-name="T79">Updating the cache</text:span><text:span text:style-name="T23"> </text:span></text:p>
      <text:list xml:id="list130813165200738" text:continue-numbering="true" text:style-name="L2">
        <text:list-item>
          <text:p text:style-name="P30"><text:span text:style-name="T18">cache:</text:span><text:span text:style-name="T68"> is a storage space for information </text:span></text:p>
          <text:list>
            <text:list-item>
              <text:p text:style-name="P32"><text:span text:style-name="T68">To save time, certain information about websites are stored. Thus making the process quick. However, </text:span><text:span text:style-name="T18">cache</text:span><text:span text:style-name="T68"> must be always updated or the information saved on the cache would be old</text:span></text:p>
            </text:list-item>
          </text:list>
        </text:list-item>
        <text:list-item>
          <text:p text:style-name="P32"><text:span text:style-name="T69"><text:s/></text:span><text:span text:style-name="T31">update</text:span><text:span text:style-name="T70"> the cache by typing -&gt; </text:span><text:span text:style-name="T12">sudo</text:span><text:span text:style-name="T70"> </text:span><text:span text:style-name="T8">ap</text:span><text:span text:style-name="T9">t</text:span><text:span text:style-name="T21">-get</text:span><text:span text:style-name="T70"> </text:span><text:span text:style-name="T12">update</text:span></text:p>
          <text:list>
            <text:list-item>
              <text:p text:style-name="P32"><text:span text:style-name="T21">-get</text:span><text:span text:style-name="T12"> ,</text:span><text:span text:style-name="T70"> gets the updated data from the servers </text:span></text:p>
            </text:list-item>
          </text:list>
        </text:list-item>
      </text:list>
      <text:p text:style-name="P10"><text:span text:style-name="T55">2. </text:span><text:span text:style-name="T54">Upgrading all the software on your GNU/INUX system</text:span><text:span text:style-name="T42"> </text:span><text:span text:style-name="T44">[MUST BE DONE AFTER UPDATING]</text:span></text:p>
      <text:list xml:id="list151915384" text:style-name="L3">
        <text:list-item>
          <text:p text:style-name="P43"><text:span text:style-name="T46">After getting all the most up to date cache to </text:span><text:span text:style-name="T42">upgrade</text:span><text:span text:style-name="T46"> the currently available software type -&gt; </text:span><text:span text:style-name="T14">sudo</text:span><text:span text:style-name="T46"> </text:span><text:span text:style-name="T8">ap</text:span><text:span text:style-name="T9">t</text:span><text:span text:style-name="T51">-get</text:span><text:span text:style-name="T46"> </text:span><text:span text:style-name="T14">upgrade </text:span></text:p>
        </text:list-item>
        <text:list-item>
          <text:p text:style-name="P44">ALWAYS UPDATE THE CACHE FIRST !!!!!, BEFORE UPGRADING </text:p>
        </text:list-item>
        <text:list-item>
          <text:p text:style-name="P43"><text:span text:style-name="T60">This is the beauty of GUN/linux, everything will be updated without the need to go to each website and upgrade each software. Also, you can use the </text:span><text:span text:style-name="T77">crontab -e to </text:span><text:span text:style-name="T78">schedule</text:span><text:span text:style-name="T77"> updates </text:span></text:p>
        </text:list-item>
        <text:list-item>
          <text:p text:style-name="P44">Only the software that been installed through the repository will be upgraded </text:p>
          <text:p text:style-name="P34"/>
        </text:list-item>
      </text:list>
      <text:p text:style-name="P35"/>
      <text:p text:style-name="P5"><text:span text:style-name="T83">I</text:span><text:span text:style-name="T84">nstalling Software</text:span><text:span text:style-name="T25"> </text:span></text:p>
      <text:list xml:id="list130813770659433" text:continue-list="list130813165200738" text:style-name="L2">
        <text:list-item>
          <text:p text:style-name="P45">0. installing a program steps </text:p>
        </text:list-item>
        <text:list-item>
          <text:p text:style-name="P22"><text:span text:style-name="T87">0. if we know the name of the package then that is very straight forward. If not then that is </text:span><text:span text:style-name="T90">fine</text:span><text:span text:style-name="T87">. </text:span></text:p>
        </text:list-item>
        <text:list-item>
          <text:p text:style-name="P22"><text:span text:style-name="T87">1. assume that you know its name or part of its name. Therefore, search the cache for it -&gt; apt</text:span><text:span text:style-name="T91">-cache </text:span><text:span text:style-name="T16">search</text:span><text:span text:style-name="T87"> </text:span><text:span text:style-name="T66">xeyes</text:span><text:span text:style-name="T87"> </text:span></text:p>
        </text:list-item>
        <text:list-item>
          <text:p text:style-name="P23"><text:span text:style-name="T87">2. get more information about the package you like the most based on your search, say </text:span><text:span text:style-name="T66">x11-apps </text:span><text:span text:style-name="T87"><text:s/>so type -&gt; <text:s/></text:span><text:span text:style-name="T15">a</text:span><text:span text:style-name="T16">pt</text:span><text:span text:style-name="T52">-cache</text:span><text:span text:style-name="T48"> </text:span><text:span text:style-name="T16">show</text:span><text:span text:style-name="T48"> </text:span><text:span text:style-name="T66">x11-apps</text:span></text:p>
          <text:list>
            <text:list-item>
              <text:p text:style-name="P37"><text:span text:style-name="T73">T</text:span><text:span text:style-name="T72">he package will include many different available commands and you can read their descriptions there</text:span></text:p>
            </text:list-item>
          </text:list>
        </text:list-item>
        <text:list-item>
          <text:p text:style-name="P37"><text:span text:style-name="T73">3. </text:span><text:span text:style-name="T72">go back to the terminal and to install type -&gt; sudo </text:span><text:span text:style-name="T13">apt</text:span><text:span text:style-name="T75">-get </text:span><text:span text:style-name="T13">install</text:span><text:span text:style-name="T72"> </text:span><text:span text:style-name="T66">x11-apps</text:span></text:p>
        </text:list-item>
      </text:list>
      <text:p text:style-name="P6"><text:soft-page-break/><text:span text:style-name="T85">Downloading the Source Code</text:span><text:span text:style-name="T25"> </text:span><text:span text:style-name="T26">(Not very important to me at the moment)</text:span></text:p>
      <text:list xml:id="list130813840004934" text:continue-numbering="true" text:style-name="L2">
        <text:list-item>
          <text:p text:style-name="P36">Steps </text:p>
        </text:list-item>
        <text:list-item>
          <text:p text:style-name="P36">1. type -&gt; sudo nano /etc<text:span text:style-name="T97">/sources.list </text:span></text:p>
          <text:list>
            <text:list-item>
              <text:p text:style-name="P24"><text:span text:style-name="T57">this folder basically, tells your machine what type of files it should download. By default </text:span><text:span text:style-name="T59">deb-src</text:span><text:span text:style-name="T57"> is hashed, this is the source code. It is hashed to save space and time </text:span></text:p>
            </text:list-item>
          </text:list>
        </text:list-item>
        <text:list-item>
          <text:p text:style-name="P49"><text:span text:style-name="T57">2. </text:span><text:span text:style-name="T56">remove the # in front of </text:span><text:span text:style-name="T58">deb-src </text:span></text:p>
        </text:list-item>
        <text:list-item>
          <text:p text:style-name="P24"><text:span text:style-name="T48">3. </text:span><text:span text:style-name="T49">upate the cache type -&gt;</text:span><text:span text:style-name="T67"> </text:span><text:span text:style-name="T47">sudo </text:span><text:span text:style-name="T15">apt</text:span><text:span text:style-name="T53">-get </text:span><text:span text:style-name="T17">update</text:span><text:span text:style-name="T67"> </text:span></text:p>
        </text:list-item>
        <text:list-item>
          <text:p text:style-name="P38"><text:span text:style-name="T72">4. download the </text:span><text:span text:style-name="T65">dpkg-dev</text:span><text:span text:style-name="T72"> to install the source code -&gt; </text:span><text:span text:style-name="T74">sudo </text:span><text:span text:style-name="T15">apt</text:span><text:span text:style-name="T76">-get </text:span><text:span text:style-name="T15">install</text:span><text:span text:style-name="T74"> </text:span><text:span text:style-name="T66"><text:s/></text:span><text:span text:style-name="T65">dpkg-dev</text:span></text:p>
        </text:list-item>
        <text:list-item>
          <text:p text:style-name="P24"><text:span text:style-name="T49">5. download source package, replace the word </text:span><text:span text:style-name="T17">install</text:span><text:span text:style-name="T49"> with </text:span><text:span text:style-name="T17">source</text:span><text:span text:style-name="T49"> -&gt; </text:span><text:span text:style-name="T47">sudo </text:span><text:span text:style-name="T15">apt</text:span><text:span text:style-name="T53">-get </text:span><text:span text:style-name="T17">source</text:span><text:span text:style-name="T47"> </text:span><text:span text:style-name="T66">x11-apps</text:span></text:p>
        </text:list-item>
        <text:list-item>
          <text:p text:style-name="P24"><text:span text:style-name="T49">6. you can find a folder called </text:span><text:span text:style-name="T67">xeyes</text:span><text:span text:style-name="T49"> in where ever the</text:span><text:span text:style-name="T67"> x11-apps</text:span><text:span text:style-name="T49"> package was installed </text:span><text:span text:style-name="T50">and anything that ends with .c is the source code, in the case of xeyes it is </text:span><text:span text:style-name="T98">xeyes.c</text:span></text:p>
        </text:list-item>
      </text:list>
      <text:p text:style-name="P7"><text:span text:style-name="T86">Uni</text:span><text:span text:style-name="T84">nstalling Software</text:span><text:span text:style-name="T25"> </text:span></text:p>
      <text:p text:style-name="P14"><text:span text:style-name="T23">(The removal of only one package &amp; </text:span><text:span text:style-name="T30">not</text:span><text:span text:style-name="T23"> its configurations )</text:span><text:span text:style-name="T32"> [application specific]</text:span></text:p>
      <text:list xml:id="list130813370504875" text:continue-numbering="true" text:style-name="L2">
        <text:list-item>
          <text:p text:style-name="P25"><text:span text:style-name="T87">0. </text:span><text:span text:style-name="T88">uninstall <text:s/></text:span><text:span text:style-name="T66">x11-apps </text:span><text:span text:style-name="T88">package type -&gt; sudo </text:span><text:span text:style-name="T98">apt</text:span><text:span text:style-name="T92">-get </text:span><text:span text:style-name="T98">remove</text:span><text:span text:style-name="T88"> </text:span><text:span text:style-name="T66">x11-apps</text:span><text:span text:style-name="T87"> </text:span></text:p>
          <text:list>
            <text:list-item>
              <text:p text:style-name="P25"><text:span text:style-name="T87">T</text:span><text:span text:style-name="T88">his is</text:span><text:span text:style-name="T93"> not the best way to remove it,</text:span><text:span text:style-name="T88"> because there are configuration files that will remain. Therefore, if you are going to reinstall the package in the future and you want some of your previews setting use this method </text:span></text:p>
            </text:list-item>
          </text:list>
        </text:list-item>
      </text:list>
      <text:p text:style-name="P14"><text:span text:style-name="T23">(The removal of only one package &amp; its configurations )</text:span><text:span text:style-name="T32"> [application specific]</text:span></text:p>
      <text:list xml:id="list130814105349732" text:continue-numbering="true" text:style-name="L2">
        <text:list-item>
          <text:p text:style-name="P25"><text:span text:style-name="T87">0. </text:span><text:span text:style-name="T88">uninstall <text:s/></text:span><text:span text:style-name="T66">x11-apps </text:span><text:span text:style-name="T88">package type -&gt; sudo </text:span><text:span text:style-name="T98">apt</text:span><text:span text:style-name="T92">-get </text:span><text:span text:style-name="T98">purge</text:span><text:span text:style-name="T88"> </text:span><text:span text:style-name="T66">x11-apps</text:span><text:span text:style-name="T87"> </text:span></text:p>
          <text:list>
            <text:list-item>
              <text:p text:style-name="P25"><text:span text:style-name="T87">T</text:span><text:span text:style-name="T88">his is</text:span><text:span text:style-name="T93"> the best way to remove, </text:span><text:span text:style-name="T88">the </text:span><text:span text:style-name="T89">package and its </text:span><text:span text:style-name="T88">configuration files will be deleted as well</text:span></text:p>
            </text:list-item>
          </text:list>
        </text:list-item>
      </text:list>
      <text:p text:style-name="P13"/>
      <text:p text:style-name="P41">(The removal all the unused dependent packages on it )</text:p>
      <text:list xml:id="list130812470172505" text:continue-numbering="true" text:style-name="L2">
        <text:list-item>
          <text:p text:style-name="P25"><text:span text:style-name="T87">0. </text:span><text:span text:style-name="T88">uninstall </text:span><text:span text:style-name="T50">all the dependencies </text:span><text:span text:style-name="T88">package type -&gt; sudo </text:span><text:span text:style-name="T98">apt</text:span><text:span text:style-name="T92">-get </text:span><text:span text:style-name="T98">autoremove</text:span></text:p>
          <text:list>
            <text:list-item>
              <text:p text:style-name="P47">This command will remove any dependent package that is no longer in usage. You do not need to write the name of the package that you wanted to uninstall </text:p>
            </text:list-item>
          </text:list>
        </text:list-item>
      </text:list>
      <text:p text:style-name="P13"/>
      <text:p text:style-name="P41">(The removal of the compressed files that were downloaded with the packages)</text:p>
      <text:list xml:id="list130812830749587" text:continue-numbering="true" text:style-name="L2">
        <text:list-item>
          <text:p text:style-name="P47">When you download any package many zip files are first installed then uncompressed. Therefore, the compressed files should be removed too</text:p>
        </text:list-item>
        <text:list-item>
          <text:p text:style-name="P47">They are installed in <text:span text:style-name="T18">var/cache/apt/archives </text:span></text:p>
        </text:list-item>
        <text:list-item>
          <text:p text:style-name="P25"><text:span text:style-name="T88">To remove them type -&gt; <text:s/>sudo </text:span><text:span text:style-name="T98">apt</text:span><text:span text:style-name="T92">-get </text:span><text:span text:style-name="T98">clean</text:span></text:p>
        </text:list-item>
        <text:list-item>
          <text:p text:style-name="P42"><text:span text:style-name="T99">clean </text:span><text:span text:style-name="T45">gets rid of compressed file inside the </text:span><text:span text:style-name="T95">var/cache/apt/archives <text:s/></text:span><text:span text:style-name="T96">folder</text:span></text:p>
        </text:list-item>
      </text:list>
      <text:p text:style-name="P48"/>
      <text:p text:style-name="P7"><text:span text:style-name="T27">(The removal of those </text:span><text:span text:style-name="T29">compressed </text:span><text:span text:style-name="T27">packages are no longer in </text:span><text:span text:style-name="T28">downloadable from the repositories. </text:span><text:span text:style-name="T29">But will keep the compressed files that are still available to download from the repositories </text:span><text:span text:style-name="T27">)</text:span></text:p>
      <text:list xml:id="list130813815549390" text:continue-numbering="true" text:style-name="L2">
        <text:list-item>
          <text:p text:style-name="P47">When you download any package many zip files are first installed then uncompressed. Therefore, the compressed files should be removed too</text:p>
        </text:list-item>
        <text:list-item>
          <text:p text:style-name="P47">They are installed in <text:span text:style-name="T18">var/cache/apt/archives </text:span></text:p>
        </text:list-item>
        <text:list-item>
          <text:p text:style-name="P25"><text:span text:style-name="T88">To remove them type -&gt; <text:s/>sudo </text:span><text:span text:style-name="T98">apt</text:span><text:span text:style-name="T92">-get </text:span><text:span text:style-name="T98"><text:s/>autoclean</text:span></text:p>
        </text:list-item>
        <text:list-item>
          <text:p text:style-name="P25"><text:span text:style-name="T100">autoclean </text:span><text:span text:style-name="T43">gets rid of compressed file inside the </text:span><text:span text:style-name="T94">var/cache/apt/archives <text:s/></text:span><text:span text:style-name="T93">folder. Those compressed folders belong to packages that are no longer in use </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20T19:10:17.922280716</meta:creation-date>
    <meta:generator>LibreOffice/6.4.7.2$Linux_X86_64 LibreOffice_project/40$Build-2</meta:generator>
    <dc:date>2022-01-23T13:08:11.889664193</dc:date>
    <meta:editing-duration>PT14M15S</meta:editing-duration>
    <meta:editing-cycles>5</meta:editing-cycles>
    <meta:document-statistic meta:table-count="0" meta:image-count="0" meta:object-count="0" meta:page-count="3" meta:paragraph-count="93" meta:word-count="1457" meta:character-count="8245" meta:non-whitespace-character-count="6894"/>
  </office:meta>
</office:document-meta>
</file>